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_class</text:p>
          </table:table-cell>
          <table:table-cell office:value-type="string" calcext:value-type="string">
            <text:p>pg9xxx</text:p>
          </table:table-cell>
          <table:table-cell office:value-type="string" calcext:value-type="string">
            <text:p>1 – 10 se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ass 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Frag</text:p>
          </table:table-cell>
          <table:table-cell table:style-name="ce1" office:value-type="string" calcext:value-type="string">
            <text:p>fragment_bin</text:p>
          </table:table-cell>
          <table:table-cell office:value-type="string" calcext:value-type="string">
            <text:p>frag</text:p>
          </table:table-cell>
          <table:table-cell/>
          <table:table-cell office:value-type="float" office:value="43509" calcext:value-type="float">
            <text:p>43509</text:p>
          </table:table-cell>
          <table:table-cell office:value-type="float" office:value="34873" calcext:value-type="float">
            <text:p>34873</text:p>
          </table:table-cell>
          <table:table-cell office:value-type="float" office:value="5001" calcext:value-type="float">
            <text:p>5001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testData</text:p>
          </table:table-cell>
          <table:table-cell office:value-type="string" calcext:value-type="string">
            <text:p>classdata</text:p>
          </table:table-cell>
          <table:table-cell office:value-type="string" calcext:value-type="string">
            <text:p>fr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gment</text:p>
          </table:table-cell>
          <table:table-cell table:number-columns-repeated="7"/>
        </table:table-row>
        <table:table-row table:style-name="ro1">
          <table:table-cell table:style-name="ce1" office:value-type="float" office:value="0.81992302873" calcext:value-type="float">
            <text:p>0.819923028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8378758333" calcext:value-type="float">
            <text:p>0.4837875833</text:p>
          </table:table-cell>
          <table:table-cell office:value-type="string" calcext:value-type="string">
            <text:p>10, neig 50</text:p>
          </table:table-cell>
          <table:table-cell table:number-columns-repeated="2"/>
        </table:table-row>
        <table:table-row table:style-name="ro1">
          <table:table-cell office:value-type="float" office:value="0.826188132104" calcext:value-type="float">
            <text:p>0.82618813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31345317092" calcext:value-type="float">
            <text:p>1.3134531709</text:p>
          </table:table-cell>
          <table:table-cell office:value-type="string" calcext:value-type="string">
            <text:p>log</text:p>
          </table:table-cell>
          <table:table-cell table:number-columns-repeated="2"/>
        </table:table-row>
        <table:table-row table:style-name="ro1">
          <table:table-cell office:value-type="float" office:value="0.821802559742" calcext:value-type="float">
            <text:p>0.821802559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481928257222" calcext:value-type="float">
            <text:p>0.4819282572</text:p>
          </table:table-cell>
          <table:table-cell office:value-type="string" calcext:value-type="string">
            <text:p>10, neig 100</text:p>
          </table:table-cell>
          <table:table-cell table:number-columns-repeated="2"/>
        </table:table-row>
        <table:table-row table:style-name="ro1">
          <table:table-cell office:value-type="float" office:value="0.780363375996" calcext:value-type="float">
            <text:p>0.780363376</text:p>
          </table:table-cell>
          <table:table-cell office:value-type="string" calcext:value-type="string">
            <text:p>16s</text:p>
          </table:table-cell>
          <table:table-cell table:number-columns-repeated="2"/>
          <table:table-cell office:value-type="float" office:value="1.06502287808" calcext:value-type="float">
            <text:p>1.0650228781</text:p>
          </table:table-cell>
          <table:table-cell table:number-columns-repeated="3"/>
        </table:table-row>
        <table:table-row table:style-name="ro1">
          <table:table-cell office:value-type="float" office:value="0.685000589691" calcext:value-type="float">
            <text:p>0.6850005897</text:p>
          </table:table-cell>
          <table:table-cell table:number-columns-repeated="7"/>
        </table:table-row>
        <table:table-row table:style-name="ro1">
          <table:table-cell office:value-type="float" office:value="0.780363375996" calcext:value-type="float">
            <text:p>0.780363376</text:p>
          </table:table-cell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float" office:value="0.780363375996" calcext:value-type="float">
            <text:p>0.780363376</text:p>
          </table:table-cell>
          <table:table-cell office:value-type="string" calcext:value-type="string">
            <text:p>16s</text:p>
          </table:table-cell>
          <table:table-cell table:number-columns-repeated="6"/>
        </table:table-row>
        <table:table-row table:style-name="ro1">
          <table:table-cell office:value-type="float" office:value="0.720555343587" calcext:value-type="float">
            <text:p>0.7205553436</text:p>
          </table:table-cell>
          <table:table-cell office:value-type="string" calcext:value-type="string">
            <text:p>16s lo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7"/>
        </table:table-row>
        <table:table-row table:style-name="ro1">
          <table:table-cell office:value-type="float" office:value="0.780542378949" calcext:value-type="float">
            <text:p>0.780542378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0.722874217273" calcext:value-type="float">
            <text:p>0.722874217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.4865992472" calcext:value-type="float">
            <text:p>0.4865992472</text:p>
          </table:table-cell>
          <table:table-cell table:number-columns-repeated="7"/>
        </table:table-row>
        <table:table-row table:style-name="ro1">
          <table:table-cell office:value-type="float" office:value="2.75093133422" calcext:value-type="float">
            <text:p>2.750931334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01.03964424" calcext:value-type="float">
            <text:p>4301.03964424</text:p>
          </table:table-cell>
          <table:table-cell office:value-type="float" office:value="1208.16289759" calcext:value-type="float">
            <text:p>1208.16289759</text:p>
          </table:table-cell>
          <table:table-cell office:value-type="float" office:value="3.54745817" calcext:value-type="float">
            <text:p>3.547458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02.1587338" calcext:value-type="float">
            <text:p>4102.1587338</text:p>
          </table:table-cell>
          <table:table-cell office:value-type="float" office:value="1408.06219177" calcext:value-type="float">
            <text:p>1408.06219177</text:p>
          </table:table-cell>
          <table:table-cell office:value-type="float" office:value="2.52907444" calcext:value-type="float">
            <text:p>2.529074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5.16666667" calcext:value-type="float">
            <text:p>3675.16666667</text:p>
          </table:table-cell>
          <table:table-cell office:value-type="float" office:value="1764.26330008" calcext:value-type="float">
            <text:p>1764.26330008</text:p>
          </table:table-cell>
          <table:table-cell office:value-type="float" office:value="73.32003325" calcext:value-type="float">
            <text:p>73.320033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6.1802558" calcext:value-type="float">
            <text:p>3816.1802558</text:p>
          </table:table-cell>
          <table:table-cell office:value-type="float" office:value="1696.5697442" calcext:value-type="float">
            <text:p>1696.5697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5482.0053625" calcext:value-type="float">
            <text:p>5482.0053625</text:p>
          </table:table-cell>
          <table:table-cell office:value-type="float" office:value="1846.02966232" calcext:value-type="float">
            <text:p>1846.02966232</text:p>
          </table:table-cell>
          <table:table-cell office:value-type="float" office:value="22.29830851" calcext:value-type="float">
            <text:p>22.29830851</text:p>
          </table:table-cell>
          <table:table-cell table:number-columns-repeated="5"/>
        </table:table-row>
        <table:table-row table:style-name="ro1">
          <table:table-cell office:value-type="float" office:value="5171.11419505" calcext:value-type="float">
            <text:p>5171.11419505</text:p>
          </table:table-cell>
          <table:table-cell office:value-type="float" office:value="2138.75394732" calcext:value-type="float">
            <text:p>2138.75394732</text:p>
          </table:table-cell>
          <table:table-cell office:value-type="float" office:value="40.46519096" calcext:value-type="float">
            <text:p>40.46519096</text:p>
          </table:table-cell>
          <table:table-cell table:number-columns-repeated="5"/>
        </table:table-row>
        <table:table-row table:style-name="ro1">
          <table:table-cell office:value-type="float" office:value="4612.67861994" calcext:value-type="float">
            <text:p>4612.67861994</text:p>
          </table:table-cell>
          <table:table-cell office:value-type="float" office:value="2593.88291225" calcext:value-type="float">
            <text:p>2593.88291225</text:p>
          </table:table-cell>
          <table:table-cell office:value-type="float" office:value="143.77180114" calcext:value-type="float">
            <text:p>143.771801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3:06:45.690153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0:42:13.263347620</meta:creation-date>
    <dc:date>2018-01-17T15:24:22.033256154</dc:date>
    <meta:editing-duration>PT1H13M35S</meta:editing-duration>
    <meta:editing-cycles>4</meta:editing-cycles>
    <meta:generator>LibreOffice/5.1.6.2$Linux_X86_64 LibreOffice_project/10m0$Build-2</meta:generator>
    <meta:document-statistic meta:table-count="1" meta:cell-count="71" meta:object-count="0"/>
  </office:meta>
</office:document-meta>
</file>